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4.411cm"/>
    </style:style>
    <style:style style:name="co25" style:family="table-column">
      <style:table-column-properties fo:break-before="auto" style:column-width="2.401cm"/>
    </style:style>
    <style:style style:name="co26" style:family="table-column">
      <style:table-column-properties fo:break-before="auto" style:column-width="7.437cm"/>
    </style:style>
    <style:style style:name="co5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413cm"/>
    </style:style>
    <style:style style:name="co10" style:family="table-column">
      <style:table-column-properties fo:break-before="auto" style:column-width="3.023cm"/>
    </style:style>
    <style:style style:name="co11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2.496cm"/>
    </style:style>
    <style:style style:name="co12" style:family="table-column">
      <style:table-column-properties fo:break-before="auto" style:column-width="3.246cm"/>
    </style:style>
    <style:style style:name="co13" style:family="table-column">
      <style:table-column-properties fo:break-before="auto" style:column-width="8.823cm"/>
    </style:style>
    <style:style style:name="co14" style:family="table-column">
      <style:table-column-properties fo:break-before="auto" style:column-width="2.441cm"/>
    </style:style>
    <style:style style:name="co15" style:family="table-column">
      <style:table-column-properties fo:break-before="auto" style:column-width="2.261cm"/>
    </style:style>
    <style:style style:name="co16" style:family="table-column">
      <style:table-column-properties fo:break-before="auto" style:column-width="5.244cm"/>
    </style:style>
    <style:style style:name="co17" style:family="table-column">
      <style:table-column-properties fo:break-before="auto" style:column-width="3.08cm"/>
    </style:style>
    <style:style style:name="co18" style:family="table-column">
      <style:table-column-properties fo:break-before="auto" style:column-width="4.856cm"/>
    </style:style>
    <style:style style:name="co19" style:family="table-column">
      <style:table-column-properties fo:break-before="auto" style:column-width="8.075cm"/>
    </style:style>
    <style:style style:name="co20" style:family="table-column">
      <style:table-column-properties fo:break-before="auto" style:column-width="4.606cm"/>
    </style:style>
    <style:style style:name="co21" style:family="table-column">
      <style:table-column-properties fo:break-before="auto" style:column-width="4.272cm"/>
    </style:style>
    <style:style style:name="co22" style:family="table-column">
      <style:table-column-properties fo:break-before="auto" style:column-width="3.773cm"/>
    </style:style>
    <style:style style:name="co23" style:family="table-column">
      <style:table-column-properties fo:break-before="auto" style:column-width="10.462cm"/>
    </style:style>
    <style:style style:name="co28" style:family="table-column">
      <style:table-column-properties fo:break-before="auto" style:column-width="3.385cm"/>
    </style:style>
    <style:style style:name="co29" style:family="table-column">
      <style:table-column-properties fo:break-before="auto" style:column-width="5.161cm"/>
    </style:style>
    <style:style style:name="co30" style:family="table-column">
      <style:table-column-properties fo:break-before="auto" style:column-width="2.912cm"/>
    </style:style>
    <style:style style:name="ro3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1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457cm" fo:break-before="auto" style:use-optimal-row-height="false"/>
    </style:style>
    <style:style style:name="ro7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14" style:family="table-cell" style:parent-style-name="Default">
      <style:text-properties style:font-name="Courier New1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9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20" style:family="table-cell" style:parent-style-name="Default">
      <style:text-properties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end" fo:margin-left="0cm"/>
      <style:text-properties style:use-window-font-color="true" style:font-name="Courier New1" fo:font-size="11pt" style:font-size-asian="11pt" style:font-size-complex="11pt"/>
    </style:style>
    <style:style style:name="ce24" style:family="table-cell" style:parent-style-name="Default" style:data-style-name="N100">
      <style:table-cell-properties style:text-align-source="value-type" style:repeat-content="false" fo:background-color="transparent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30" style:family="table-cell" style:parent-style-name="Default" style:data-style-name="N100">
      <style:table-cell-properties fo:background-color="#00ffff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31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32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3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 fo:font-size="11pt" style:font-size-asian="11pt" style:font-size-complex="11pt"/>
    </style:style>
    <style:style style:name="ce36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style:font-name="Courier New1" fo:font-size="11pt" style:font-size-asian="11pt" style:font-size-complex="11pt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 fo:font-size="11pt" style:font-size-asian="11pt" style:font-size-complex="11pt"/>
    </style:style>
    <style:style style:name="ce39" style:family="table-cell" style:parent-style-name="Default" style:data-style-name="N100">
      <style:table-cell-properties fo:background-color="#66ffff" fo:wrap-option="no-wrap"/>
      <style:text-properties fo:color="#000000" style:font-name="Courier New1" fo:font-size="11pt" style:font-size-asian="11pt" style:font-size-complex="11pt"/>
    </style:style>
    <style:style style:name="ce40" style:family="table-cell" style:parent-style-name="Default" style:data-style-name="N100">
      <style:table-cell-properties fo:background-color="#66ffff" fo:wrap-option="no-wrap"/>
      <style:text-properties style:use-window-font-color="true" style:font-name="Courier New1" fo:font-size="11pt" style:font-size-asian="11pt" style:font-size-complex="11pt"/>
    </style:style>
    <style:style style:name="ce41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style:font-name="Courier New1" fo:font-size="11pt" style:font-size-asian="11pt" style:font-size-complex="11pt"/>
    </style:style>
    <style:style style:name="ce42" style:family="table-cell" style:parent-style-name="Default" style:data-style-name="N100">
      <style:table-cell-properties fo:background-color="#00ffff" fo:wrap-option="no-wrap"/>
      <style:text-properties fo:color="#000000" style:font-name="Courier New1" fo:font-size="11pt" style:font-size-asian="11pt" style:font-size-complex="11pt"/>
    </style:style>
    <style:style style:name="ce43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48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start" fo:margin-left="0cm"/>
      <style:text-properties style:use-window-font-color="true" style:font-name="Courier New1"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28" table:default-cell-style-name="ce10"/>
        <table:table-column table:style-name="co2" table:default-cell-style-name="ce9"/>
        <table:table-column table:style-name="co29" table:default-cell-style-name="ce9"/>
        <table:table-column table:style-name="co30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Debug:</text:p>
          </table:table-cell>
          <table:table-cell table:style-name="ce32" office:value-type="string">
            <text:p>0xBE6BBE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69EB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0BE695F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2" office:value-type="string">
            <text:p>0xBE73FE</text:p>
          </table:table-cell>
          <table:table-cell table:style-name="ce44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719F</text:p>
          </table:table-cell>
          <table:table-cell table:style-name="ce44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722B</text:p>
          </table:table-cell>
          <table:table-cell table:style-name="ce44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32" office:value-type="string">
            <text:p>byte</text:p>
          </table:table-cell>
          <table:table-cell table:style-name="ce45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33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 table:style-name="ce32"/>
          <table:table-cell table:style-name="ce44"/>
          <table:table-cell table:number-columns-repeated="1021"/>
        </table:table-row>
        <table:table-row table:style-name="ro6">
          <table:table-cell table:style-name="ce9" office:value-type="string">
            <text:p>Release:</text:p>
          </table:table-cell>
          <table:table-cell table:style-name="Default"/>
          <table:table-cell table:style-name="ce44" office:value-type="string">
            <text:p>DARKSOULS.exe+EDF020 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A0</text:p>
          </table:table-cell>
          <table:table-cell table:style-name="Default" office:value-type="string">
            <text:p>long</text:p>
          </table:table-cell>
          <table:table-cell table:style-name="ce44" office:value-type="string">
            <text:p>Unknown, used in Util_RequestLevelUpFirst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A8</text:p>
          </table:table-cell>
          <table:table-cell table:style-name="Default" office:value-type="string">
            <text:p>long</text:p>
          </table:table-cell>
          <table:table-cell table:style-name="ce44" office:value-type="string">
            <text:p>Unknown, used in Util_RequestLevelUp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B0</text:p>
          </table:table-cell>
          <table:table-cell table:style-name="Default" office:value-type="string">
            <text:p>long</text:p>
          </table:table-cell>
          <table:table-cell table:style-name="ce44" office:value-type="string">
            <text:p>Unknown, used in Util_RequestLevelUp &amp; Util_RequestRegen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B8</text:p>
          </table:table-cell>
          <table:table-cell table:style-name="Default" office:value-type="string">
            <text:p>long</text:p>
          </table:table-cell>
          <table:table-cell table:style-name="ce44" office:value-type="string">
            <text:p>Unknown, used in Util_RequestRespaw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0x12DF02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0x12DF3EC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office:value-type="string">
            <text:p>(confirm, seems to be nested instead of direct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x1</text:p>
          </table:table-cell>
          <table:table-cell table:style-name="ce15" office:value-type="string">
            <text:p>SetDisabl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14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Release: </text:p>
          </table:table-cell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office:value-type="string">
            <text:p>+0x4000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Default"/>
          <table:table-cell office:value-type="string">
            <text:p>GeneralDialogInfo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0x12E33E0</text:p>
          </table:table-cell>
          <table:table-cell office:value-type="string">
            <text:p>long</text:p>
          </table:table-cell>
          <table:table-cell table:style-name="ce44" office:value-type="string">
            <text:p>UI_Main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0002</text:p>
          </table:table-cell>
          <table:table-cell table:style-name="ce44" office:value-type="string">
            <text:p>Ranking Data cannot be acquired in Offline Mod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4" office:value-type="string">
            <text:p>[[13785dc]+174]+1A5C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5000</text:p>
          </table:table-cell>
          <table:table-cell table:style-name="ce44" office:value-type="string">
            <text:p>You are not signed in and will be unabl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4" office:value-type="string">
            <text:p>[[13785dc]+174]+2226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70000</text:p>
          </table:table-cell>
          <table:table-cell table:style-name="ce44" office:value-type="string">
            <text:p>Save failed.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4" office:value-type="string">
            <text:p>[[13785dc]+174]+350C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 table:style-name="ce10"/>
          <table:table-cell table:style-name="ce44"/>
          <table:table-cell table:number-columns-repeated="1021"/>
        </table:table-row>
        <table:table-row table:style-name="ro1">
          <table:table-cell table:style-name="ce9"/>
          <table:table-cell table:style-name="ce34" office:value-type="string">
            <text:p>10010800</text:p>
          </table:table-cell>
          <table:table-cell table:style-name="ce44" office:value-type="string">
            <text:p>Use Fire Keeper Soul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4</text:p>
          </table:table-cell>
          <table:table-cell office:value-type="string">
            <text:p>long</text:p>
          </table:table-cell>
          <table:table-cell table:style-name="ce44" office:value-type="string">
            <text:p>UI_Button0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1</text:p>
          </table:table-cell>
          <table:table-cell table:style-name="ce44" office:value-type="string">
            <text:p>Ok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2</text:p>
          </table:table-cell>
          <table:table-cell table:style-name="ce44" office:value-type="string">
            <text:p>Cance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3</text:p>
          </table:table-cell>
          <table:table-cell table:style-name="ce44"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4</text:p>
          </table:table-cell>
          <table:table-cell table:style-name="ce44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</text:p>
          </table:table-cell>
          <table:table-cell table:style-name="ce44" office:value-type="string">
            <text:p>Accep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</text:p>
          </table:table-cell>
          <table:table-cell table:style-name="ce44" office:value-type="string">
            <text:p>Do Not Acce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C</text:p>
          </table:table-cell>
          <table:table-cell office:value-type="string">
            <text:p>long</text:p>
          </table:table-cell>
          <table:table-cell table:style-name="ce44" office:value-type="string">
            <text:p>UI_DlgTyp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0</text:p>
          </table:table-cell>
          <table:table-cell office:value-type="string">
            <text:p>long</text:p>
          </table:table-cell>
          <table:table-cell table:style-name="ce44" office:value-type="string">
            <text:p>UI_IsUseEventMsgCate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4</text:p>
          </table:table-cell>
          <table:table-cell office:value-type="string">
            <text:p>long</text:p>
          </table:table-cell>
          <table:table-cell table:style-name="ce44" office:value-type="string">
            <text:p>??? JP Tex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8</text:p>
          </table:table-cell>
          <table:table-cell office:value-type="string">
            <text:p>long</text:p>
          </table:table-cell>
          <table:table-cell table:style-name="ce44" office:value-type="string">
            <text:p>Result_ButtonI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C</text:p>
          </table:table-cell>
          <table:table-cell office:value-type="string">
            <text:p>long</text:p>
          </table:table-cell>
          <table:table-cell table:style-name="ce44" office:value-type="string">
            <text:p>Result_SpinVal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44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44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44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44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44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6" office:value-type="string">
            <text:p>0x12E3C3C</text:p>
          </table:table-cell>
          <table:table-cell table:style-name="ce16" office:value-type="string">
            <text:p>float</text:p>
          </table:table-cell>
          <table:table-cell table:style-name="ce44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4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4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44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44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Default"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0x1362DD0</text:p>
          </table:table-cell>
          <table:table-cell office:value-type="string">
            <text:p>long</text:p>
          </table:table-cell>
          <table:table-cell table:style-name="ce44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46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578</text:p>
          </table:table-cell>
          <table:table-cell table:style-name="ce17" office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7" office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1</text:p>
          </table:table-cell>
          <table:table-cell table:style-name="ce17" office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2</text:p>
          </table:table-cell>
          <table:table-cell table:style-name="ce17" office:value-type="string">
            <text:p>Debug menu display only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Debug: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+0x41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HUD Elements</text:p>
          </table:table-cell>
          <table:table-cell table:style-name="ce17" office:value-type="string">
            <text:p>0x100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0x1378388</text:p>
          </table:table-cell>
          <table:table-cell table:style-name="ce17"/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40</text:p>
          </table:table-cell>
          <table:table-cell table:style-name="ce17"/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904]+14]+2c]+10]</text:p>
          </table:table-cell>
          <table:table-cell table:style-name="ce17"/>
          <table:table-cell table:style-name="ce17" office:value-type="string">
            <text:p>Start Menu, Press Start Button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88c]+28]+60]+D0</text:p>
          </table:table-cell>
          <table:table-cell table:style-name="ce17"/>
          <table:table-cell table:style-name="ce17" office:value-type="string">
            <text:p>Ins_F20-00_arms_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0</text:p>
          </table:table-cell>
          <table:table-cell table:style-name="ce17" office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0</text:p>
          </table:table-cell>
          <table:table-cell table:style-name="ce17" office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World State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WarpNextStageKic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MapUid(area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MapUid(worl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etMapUid(point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etMiniBlockInde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7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osSignWar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Tutorial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aving enabled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6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offline stat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8</text:p>
          </table:table-cell>
          <table:table-cell table:style-name="ce17" office:value-type="string">
            <text:p>flaot</text:p>
          </table:table-cell>
          <table:table-cell table:style-name="ce17" office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C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Unknow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4</text:p>
          </table:table-cell>
          <table:table-cell table:style-name="ce17" office:value-type="string">
            <text:p>GetWhiteGhostCoun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HavePartyMemb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C</text:p>
          </table:table-cell>
          <table:table-cell table:style-name="ce17" office:value-type="string">
            <text:p>IsGame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4</text:p>
          </table:table-cell>
          <table:table-cell table:style-name="ce17" office:value-type="string">
            <text:p>Darksouls.exe+F784A4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4</text:p>
          </table:table-cell>
          <table:table-cell table:style-name="ce17" office:value-type="string">
            <text:p>Darksouls.exe+F7C664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Warp to previous bonfir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E</text:p>
          </table:table-cell>
          <table:table-cell table:style-name="ce18" office:value-type="string">
            <text:p>byte</text:p>
          </table:table-cell>
          <table:table-cell table:style-name="ce17" office:value-type="string">
            <text:p>unknown, used in SetMapUid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If 0, SetMapUid triggers warp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4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sPrevGreyGhost <text:s/>(8)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long</text:p>
          </table:table-cell>
          <table:table-cell table:style-name="ce17" office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>
            <text:p>0</text:p>
          </table:table-cell>
          <table:table-cell table:style-name="ce17" office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>
            <text:p>1</text:p>
          </table:table-cell>
          <table:table-cell table:style-name="ce17" office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B</text:p>
          </table:table-cell>
          <table:table-cell table:style-name="ce17" office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ce19" office:value-type="string">
            <text:p>0x13785DC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9" office:value-type="string">
            <text:p>0x137C79C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9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FMG Pointers</text:p>
          </table:table-cell>
          <table:table-cell table:style-name="ce18"/>
          <table:table-cell table:style-name="ce17" table:number-columns-repeated="1022"/>
        </table:table-row>
        <table:table-row table:style-name="ro3">
          <table:table-cell table:style-name="ce18" office:value-type="string">
            <text:p>+0x0078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Spell description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65F6</text:p>
          </table:table-cell>
          <table:table-cell table:style-name="ce17" office:value-type="string">
            <text:p>“Outland miracle, foreign to th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BriefingMsg FMG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+0x3B7A</text:p>
          </table:table-cell>
          <table:table-cell table:style-name="ce17" office:value-type="string">
            <text:p>10010721 = “Cannot use bonfire while phantom is present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74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Menutext FM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1A5C</text:p>
          </table:table-cell>
          <table:table-cell table:style-name="ce17" office:value-type="string">
            <text:p>50002 = “Ranking data cannot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Default"/>
          <table:table-cell table:style-name="ce17" table:number-columns-repeated="1022"/>
        </table:table-row>
        <table:table-row table:style-name="ro3">
          <table:table-cell table:style-name="ce19" office:value-type="string">
            <text:p>0x1378622</text:p>
          </table:table-cell>
          <table:table-cell table:style-name="ce19" office:value-type="string">
            <text:p>byte</text:p>
          </table:table-cell>
          <table:table-cell table:style-name="ce17" office:value-type="string">
            <text:p>Disable menus/items/object interactions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Menu Manag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 Curso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La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A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Disp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Regis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ventor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2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 = Equip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3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8 = start menu op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rt Talk Scen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1">
            <text:p>1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4">
            <text:p>4</text:p>
          </table:table-cell>
          <table:table-cell table:style-name="ce17" office:value-type="string">
            <text:p>Talk, at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ho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epair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dict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cene_General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/>
          <table:table-cell table:style-name="ce17" office:value-type="string">
            <text:p>“CloseGenDialog”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tus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t sacrific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ttune Magic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ttomless Box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Orange soapston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3 = Delete data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ratin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SosMsg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PlayerAssessMenu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Menu_Info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nfire War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B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5 = Black Crystal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0 = Blackout scre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ystem opti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D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ok of the guilt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ate this messa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Gestur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extEffec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Used in SosTes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Caption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B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eral Dialog Respons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Ok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Cance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1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sShow_Camp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4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68</text:p>
          </table:table-cell>
          <table:table-cell table:style-name="ce17"/>
          <table:table-cell table:style-name="ce17" office:value-type="string">
            <text:p>Flag[147]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8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MsgGetResult_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 Pad 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D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ub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36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anking Dialog, 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ialog (ib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2900010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1 = “Let me guess. Fate of the Undead, right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2 = “But there's no salvation he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5 = “One's up abov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0 = “Hm? What now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1 = “I'm not up for chatting.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p Msg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Dialog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10 = “OK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82 = “(A):Light Bonfi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400 = “Open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50000210 = “(A):Read messag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4</text:p>
          </table:table-cell>
          <table:table-cell table:style-name="ce17"/>
          <table:table-cell table:style-name="ce17" office:value-type="string">
            <text:p>Unknown, 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860</text:p>
          </table:table-cell>
          <table:table-cell table:style-name="ce17"/>
          <table:table-cell table:style-name="ce17" office:value-type="string">
            <text:p>Unknown, used by OpenSOSMsg_Tutorial = 1001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2</text:p>
          </table:table-cell>
          <table:table-cell table:style-name="ce17"/>
          <table:table-cell table:style-name="ce17" office:value-type="string">
            <text:p>Unknown, used by OpenSOSMsg_Tutorial = 2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4</text:p>
          </table:table-cell>
          <table:table-cell table:style-name="ce17"/>
          <table:table-cell table:style-name="ce17" office:value-type="string">
            <text:p>Unknown, used by OpenSOSMsg_Tutorial = 3003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B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ast Talk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Msg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Msg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00</text:p>
          </table:table-cell>
          <table:table-cell table:style-name="ce17" office:value-type="string">
            <text:p>“In the Age of Ancients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[[0x13785DC]+10] = ID list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+12c = ID 10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EC0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FA0</text:p>
          </table:table-cell>
          <table:table-cell table:style-name="ce17"/>
          <table:table-cell table:style-name="ce17" office:value-type="string">
            <text:p>Condition data, msg idx 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cur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next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sg ID (CxgeLXg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RequestOpenBriefingMsg (MsgID, closeable boolean)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CroseBriefingMsg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FMG = [[0x137C79C] + 7C]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721 = +0x3B7A = Cannot use bonfire while phantom is pres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1 = User can close Briefing 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0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5006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4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0001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8</text:p>
          </table:table-cell>
          <table:table-cell table:style-name="ce17"/>
          <table:table-cell table:style-name="ce17" office:value-type="string">
            <text:p>Unknown, written when entering shop = 77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C</text:p>
          </table:table-cell>
          <table:table-cell table:style-name="ce17"/>
          <table:table-cell table:style-name="ce17" office:value-type="string">
            <text:p>Unknown, written when entering shop = 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0x13786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RevengeRequeste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71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Camer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A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A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2"/>
          <table:table-cell table:style-name="ce17" office:value-type="string">
            <text:p>(REL) 00EFDBAF - Lock cam in plac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2"/>
          <table:table-cell table:style-name="ce17" office:value-type="string">
            <text:p>E8 7C 72 50 FF -&gt; 90 90 90 90 90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6" office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6" office:value-type="string">
            <text:p>00000003</text:p>
          </table:table-cell>
          <table:table-cell table:style-name="ce1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6" office:value-type="string">
            <text:p>00000004</text:p>
          </table:table-cell>
          <table:table-cell table:style-name="ce1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6</text:p>
          </table:table-cell>
          <table:table-cell table:style-name="ce16" office:value-type="string">
            <text:p>Asylum Demon</text:p>
          </table:table-cell>
          <table:table-cell office:value-type="string">
            <text:p>+0000000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1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1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1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1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10902</text:p>
          </table:table-cell>
          <table:table-cell table:style-name="ce16" office:value-type="string">
            <text:p>Capra Demon</text:p>
          </table:table-cell>
          <table:table-cell table:style-name="ce1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20302</text:p>
          </table:table-cell>
          <table:table-cell table:style-name="ce16" office:value-type="string">
            <text:p>Firelink Shrine Elevator</text:p>
          </table:table-cell>
          <table:table-cell table:style-name="ce1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20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1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20"/>
          <table:table-cell table:style-name="ce38" office:value-type="float" office:value="11810112">
            <text:p>11810112</text:p>
          </table:table-cell>
          <table:table-cell table:style-name="ce20" office:value-type="string">
            <text:p>Undead Asylum, Boss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8" office:value-type="float" office:value="11810105">
            <text:p>11810105</text:p>
          </table:table-cell>
          <table:table-cell table:style-name="ce20" office:value-type="string">
            <text:p>Undead Asylum, Lower Oscar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8" office:value-type="float" office:value="11810106">
            <text:p>11810106</text:p>
          </table:table-cell>
          <table:table-cell table:style-name="ce20" office:value-type="string">
            <text:p>Undead Asylum, Upper Oscar Door</text:p>
          </table:table-cell>
          <table:table-cell table:style-name="ce20"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Stray Demon</text:p>
          </table:table-cell>
          <table:table-cell office:value-type="string">
            <text:p>+00005A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 table:number-columns-repeated="2"/>
          <table:table-cell table:style-name="ce31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Release:</text:p>
          </table:table-cell>
          <table:table-cell table:style-name="Default" office:value-type="string">
            <text:p>Debug: <text:s/>+0x41C1</text:p>
          </table:table-cell>
          <table:table-cell table:style-name="Default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6EE7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D2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D3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4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5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6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7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8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9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A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B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C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D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E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1B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24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25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/>
          <table:table-cell table:style-name="ce18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Debug:</text:p>
          </table:table-cell>
          <table:table-cell table:style-name="ce18" office:value-type="string">
            <text:p>0x137C688</text:p>
          </table:table-cell>
          <table:table-cell table:style-name="ce19" office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03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c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D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E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8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1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2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B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4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5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6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9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E4</text:p>
          </table:table-cell>
          <table:table-cell table:style-name="ce19"/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21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table:style-name="ce17" office:value-type="string">
            <text:p>0x12DEFEB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x12DF243</text:p>
          </table:table-cell>
          <table:table-cell office:value-type="string">
            <text:p>byte</text:p>
          </table:table-cell>
          <table:table-cell table:style-name="ce1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21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C72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[[ptr]+0x2E0]+0x54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Achievement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“ACH_00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earn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Achievement tex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(repeat)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856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AliveMo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ReviveWai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+0x000C</text:p>
          </table:table-cell>
          <table:table-cell office:value-type="string">
            <text:p>floa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5" office:value-type="string">
            <text:p>Death Sta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22"/>
          <table:table-cell table:style-name="ce39"/>
          <table:table-cell table:style-name="ce47"/>
          <table:table-cell table:style-name="ce39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GameStats+0x2C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Game Option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5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6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7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9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9" office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9" office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9" office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E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2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3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5F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, used in IsReady_Obj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0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Number of map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First map entry in pointer arra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Second map entry in pointer array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23"/>
          <table:table-cell table:style-name="ce40"/>
          <table:table-cell table:style-name="ce48"/>
          <table:table-cell table:style-name="ce40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Map entry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6</text:p>
          </table:table-cell>
          <table:table-cell table:style-name="ce19" office:value-type="string">
            <text:p>Block #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7</text:p>
          </table:table-cell>
          <table:table-cell table:style-name="ce19" office:value-type="string">
            <text:p>Area #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Number of entit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Start of entity struc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 office:value-type="string">
            <text:p>...Fix whatever this is.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[[0x1382340]+110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DC</text:p>
          </table:table-cell>
          <table:table-cell table:style-name="ce19" office:value-type="string">
            <text:p>Confirm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FollowCam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16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hrOrgOffse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hrOrgOffse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hrOrgOffse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8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FulcrumD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8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D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[[+0x3C]+0x60]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Fov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TargetRot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79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Unknown, used in ClearSosSign / GetSummonBlackResul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Unknown, used in CloseTal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8</text:p>
          </table:table-cell>
          <table:table-cell table:style-name="ce17"/>
          <table:table-cell table:style-name="ce19" office:value-type="string">
            <text:p>Unknown, used in ResetSummonParam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use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ount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entity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office:value-type="string">
            <text:p>Disable Event Backread Stat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41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4</text:p>
          </table:table-cell>
          <table:table-cell table:style-name="ce1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41"/>
          <table:table-cell table:style-name="ce36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41"/>
          <table:table-cell table:style-name="ce36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41"/>
          <table:table-cell table:style-name="ce36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41"/>
          <table:table-cell table:style-name="ce36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41"/>
          <table:table-cell table:style-name="ce36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table:style-name="ce41" office:value-type="string">
            <text:p>+0x0054</text:p>
          </table:table-cell>
          <table:table-cell table:style-name="ce36" office:value-type="string">
            <text:p>pointer</text:p>
          </table:table-cell>
          <table:table-cell office:value-type="string">
            <text:p>Pointer to EntityControl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C0</text:p>
          </table:table-cell>
          <table:table-cell table:style-name="ce36" office:value-type="string">
            <text:p>bitarray</text:p>
          </table:table-cell>
          <table:table-cell table:number-columns-repeated="1021"/>
        </table:table-row>
        <table:table-row table:style-name="ro3">
          <table:table-cell/>
          <table:table-cell table:style-name="ce41"/>
          <table:table-cell table:style-name="ce41" office:value-type="string">
            <text:p>x1</text:p>
          </table:table-cell>
          <table:table-cell office:value-type="string">
            <text:p>EnableLogic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C8</text:p>
          </table:table-cell>
          <table:table-cell table:style-name="ce36" office:value-type="string">
            <text:p>byte</text:p>
          </table:table-cell>
          <table:table-cell office:value-type="string">
            <text:p>Trigger teleport to following co-ords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D0</text:p>
          </table:table-cell>
          <table:table-cell table:style-name="ce36"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D4</text:p>
          </table:table-cell>
          <table:table-cell table:style-name="ce36"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D8</text:p>
          </table:table-cell>
          <table:table-cell table:style-name="ce36"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E4</text:p>
          </table:table-cell>
          <table:table-cell table:style-name="ce36" office:value-type="string">
            <text:p>float</text:p>
          </table:table-cell>
          <table:table-cell office:value-type="string">
            <text:p>Facing</text:p>
          </table:table-cell>
          <table:table-cell table:number-columns-repeated="1020"/>
        </table:table-row>
        <table:table-row table:style-name="ro3">
          <table:table-cell/>
          <table:table-cell table:style-name="ce41"/>
          <table:table-cell table:style-name="ce36"/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Pointer</text:p>
          </table:table-cell>
          <table:table-cell office:value-type="string">
            <text:p>Pointer to MSB Data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0028</text:p>
          </table:table-cell>
          <table:table-cell office:value-type="string">
            <text:p>Pointer to MSB entries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MSB index (?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(MSB Entries + 10) + <text:s/>4xIndex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NPC Param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2</text:p>
          </table:table-cell>
          <table:table-cell office:value-type="string">
            <text:p>IsIntru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3</text:p>
          </table:table-cell>
          <table:table-cell office:value-type="string">
            <text:p>IsColiseumGhost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28</text:p>
          </table:table-cell>
          <table:table-cell table:style-name="ce15" office:value-type="string">
            <text:p>byte</text:p>
          </table:table-cell>
          <table:table-cell office:value-type="string">
            <text:p>Target Lock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table:style-name="ce15" office:value-type="string">
            <text:p>Pointer</text:p>
          </table:table-cell>
          <table:table-cell office:value-type="string">
            <text:p>Unknown, death struct?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+0x18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1FD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</text:p>
          </table:table-cell>
          <table:table-cell office:value-type="string">
            <text:p>ForceUpdateNextFrame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1x</text:p>
          </table:table-cell>
          <table:table-cell office:value-type="string">
            <text:p>SetEventGener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4</text:p>
          </table:table-cell>
          <table:table-cell/>
          <table:table-cell office:value-type="string">
            <text:p>(Confirm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x0000</text:p>
          </table:table-cell>
          <table:table-cell office:value-type="string">
            <text:p>RequestNormalUpdateNetwork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x0FFF</text:p>
          </table:table-cell>
          <table:table-cell office:value-type="string">
            <text:p>RequestForceUpdateNetwork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EventEntityId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float</text:p>
          </table:table-cell>
          <table:table-cell office:value-type="string">
            <text:p>Opacity</text:p>
          </table:table-cell>
          <table:table-cell table:number-columns-repeated="1021"/>
        </table:table-row>
        <table:table-row table:style-name="ro3">
          <table:table-cell office:value-type="string">
            <text:p>+0x0264</text:p>
          </table:table-cell>
          <table:table-cell office:value-type="string">
            <text:p>long</text:p>
          </table:table-cell>
          <table:table-cell office:value-type="string">
            <text:p>DrawGroup 1</text:p>
          </table:table-cell>
          <table:table-cell table:number-columns-repeated="1021"/>
        </table:table-row>
        <table:table-row table:style-name="ro3">
          <table:table-cell office:value-type="string">
            <text:p>+0x0268</text:p>
          </table:table-cell>
          <table:table-cell office:value-type="string">
            <text:p>long</text:p>
          </table:table-cell>
          <table:table-cell office:value-type="string">
            <text:p>DrawGroup 2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DrawGroup 3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long</text:p>
          </table:table-cell>
          <table:table-cell office:value-type="string">
            <text:p>DrawGroup 4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long</text:p>
          </table:table-cell>
          <table:table-cell office:value-type="string">
            <text:p>DispGroup 1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long</text:p>
          </table:table-cell>
          <table:table-cell office:value-type="string">
            <text:p>DispGroup 2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long</text:p>
          </table:table-cell>
          <table:table-cell office:value-type="string">
            <text:p>DispGroup 3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long</text:p>
          </table:table-cell>
          <table:table-cell office:value-type="string">
            <text:p>DispGroup 4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long</text:p>
          </table:table-cell>
          <table:table-cell office:value-type="string">
            <text:p>MP Zon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short</text:p>
          </table:table-cell>
          <table:table-cell office:value-type="string">
            <text:p>Material&gt; Floor</text:p>
          </table:table-cell>
          <table:table-cell table:number-columns-repeated="1021"/>
        </table:table-row>
        <table:table-row table:style-name="ro3">
          <table:table-cell office:value-type="string">
            <text:p>+0x028A</text:p>
          </table:table-cell>
          <table:table-cell office:value-type="string">
            <text:p>short</text:p>
          </table:table-cell>
          <table:table-cell office:value-type="string">
            <text:p>Material&gt; ArmorS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short</text:p>
          </table:table-cell>
          <table:table-cell office:value-type="string">
            <text:p>Material&gt; ArmorSFX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[[[chardata1]+28]+54]</text:p>
          </table:table-cell>
          <table:table-cell table:style-name="ce17" table:number-columns-repeated="1023"/>
        </table:table-row>
        <table:table-row table:style-name="ro3">
          <table:table-cell table:style-name="ce24" office:value-type="string">
            <text:p>EntityControll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, in +/- pi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, in +/-pi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 (sometimes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8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, r1 held (sometimes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9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, tab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,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l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E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F0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F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0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3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C8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Toggle 2 hand (1 or 2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C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l weap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0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r we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E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2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? pointer to real controller 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crtdata1 pt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8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C</text:p>
          </table:table-cell>
          <table:table-cell table:style-name="ce17" office:value-type="string">
            <text:p>Animation ID? <text:s/>(Forcing doesn't work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80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0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4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8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0</text:p>
          </table:table-cell>
          <table:table-cell table:style-name="ce17" office:value-type="string">
            <text:p>y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4</text:p>
          </table:table-cell>
          <table:table-cell table:style-name="ce17" office:value-type="string">
            <text:p>x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208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9e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Network Debug Info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8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mber Lim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F5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Automatch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LocalPlayerId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Modified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Modified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Modified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95E0</text:p>
          </table:table-cell>
          <table:table-cell table:style-name="ce17" office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D7A0</text:p>
          </table:table-cell>
          <table:table-cell table:style-name="ce17" office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9658</text:p>
          </table:table-cell>
          <table:table-cell table:style-name="ce17" office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D818</text:p>
          </table:table-cell>
          <table:table-cell table:style-name="ce17" office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D6BC</text:p>
          </table:table-cell>
          <table:table-cell table:style-name="ce17" office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8187C</text:p>
          </table:table-cell>
          <table:table-cell table:style-name="ce17" office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last item ba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30"/>
          <table:table-cell table:style-name="ce42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ItemBagData</text:p>
          </table:table-cell>
          <table:table-cell table:style-name="ce17" office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82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Session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9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3</text:p>
          </table:table-cell>
          <table:table-cell table:style-name="ce17" office:value-type="string">
            <text:p>IsHo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4</text:p>
          </table:table-cell>
          <table:table-cell table:style-name="ce17" office:value-type="string">
            <text:p>IsTryJoin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6</text:p>
          </table:table-cell>
          <table:table-cell table:style-name="ce17" office:value-type="string">
            <text:p>Is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ock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43" office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85A0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MSBResCap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Start of entry pointer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0x7C</text:p>
          </table:table-cell>
          <table:table-cell table:style-name="ce17" office:value-type="string">
            <text:p>Size of entry tabl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MSB Entry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UTF16 name of entry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18</text:p>
          </table:table-cell>
          <table:table-cell table:style-name="Default" office:value-type="string">
            <text:p>Pointer</text:p>
          </table:table-cell>
          <table:table-cell table:style-name="ce17" office:value-type="string">
            <text:p>start of MODEL_PARAM_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20</text:p>
          </table:table-cell>
          <table:table-cell table:style-name="Default"/>
          <table:table-cell table:style-name="ce17" office:value-type="string">
            <text:p>start of EVENT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Default"/>
          <table:table-cell table:style-name="ce17" office:value-type="string">
            <text:p>start of POINT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Default"/>
          <table:table-cell table:style-name="ce17" office:value-type="string">
            <text:p>start of PARTS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Default"/>
          <table:table-cell table:style-name="ce17" office:value-type="string">
            <text:p>count of m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34</text:p>
          </table:table-cell>
          <table:table-cell table:style-name="Default"/>
          <table:table-cell table:style-name="ce17" office:value-type="string">
            <text:p>starting index of m###B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8</text:p>
          </table:table-cell>
          <table:table-cell table:style-name="Default"/>
          <table:table-cell table:style-name="ce17" office:value-type="string">
            <text:p>start of m###B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40</text:p>
          </table:table-cell>
          <table:table-cell table:style-name="Default"/>
          <table:table-cell table:style-name="ce17" office:value-type="string">
            <text:p>starting index of o###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44</text:p>
          </table:table-cell>
          <table:table-cell table:style-name="Default"/>
          <table:table-cell table:style-name="ce17" office:value-type="string">
            <text:p>start of o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4C</text:p>
          </table:table-cell>
          <table:table-cell table:style-name="Default"/>
          <table:table-cell table:style-name="ce17" office:value-type="string">
            <text:p>starting index of c###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Default"/>
          <table:table-cell table:style-name="ce17" office:value-type="string">
            <text:p>start of c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70</text:p>
          </table:table-cell>
          <table:table-cell table:style-name="Default"/>
          <table:table-cell table:style-name="ce17" office:value-type="string">
            <text:p>starting index of hkx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4</text:p>
          </table:table-cell>
          <table:table-cell table:style-name="Default"/>
          <table:table-cell table:style-name="ce17" office:value-type="string">
            <text:p>start of h####B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1">
          <table:table-cell table:style-name="ce9" office:value-type="string">
            <text:p>Release:</text:p>
          </table:table-cell>
          <table:table-cell table:style-name="ce43" office:value-type="string">
            <text:p>0x13A466C</text:p>
          </table:table-cell>
          <table:table-cell table:style-name="ce44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32" office:value-type="string">
            <text:p>0x13A882C</text:p>
          </table:table-cell>
          <table:table-cell table:style-name="ce44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44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44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FAB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0x540]</text:p>
          </table:table-cell>
          <table:table-cell table:number-columns-repeated="1022"/>
        </table:table-row>
        <table:table-row table:style-name="ro3">
          <table:table-cell office:value-type="string">
            <text:p>+0x01A4</text:p>
          </table:table-cell>
          <table:table-cell office:value-type="string">
            <text:p>long</text:p>
          </table:table-cell>
          <table:table-cell office:value-type="string">
            <text:p>X Rendering Resolution</text:p>
          </table:table-cell>
          <table:table-cell table:number-columns-repeated="1021"/>
        </table:table-row>
        <table:table-row table:style-name="ro3">
          <table:table-cell office:value-type="string">
            <text:p>+0x01A8</text:p>
          </table:table-cell>
          <table:table-cell office:value-type="string">
            <text:p>long</text:p>
          </table:table-cell>
          <table:table-cell office:value-type="string">
            <text:p>Y Rendering Resoluti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ce88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table:style-name="ce1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31"/>
          <table:table-cell table:style-name="ce11" table:number-columns-repeated="1023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1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 EXE:</text:p>
          </table:table-cell>
          <table:table-cell office:value-type="string">
            <text:p>0xB74FF3</text:p>
          </table:table-cell>
          <table:table-cell office:value-type="string">
            <text:p>0xF75BF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Release EXE:</text:p>
          </table:table-cell>
          <table:table-cell office:value-type="string">
            <text:p>0xB71943</text:p>
          </table:table-cell>
          <table:table-cell office:value-type="string">
            <text:p>0xF7254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20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>
            <text:p>0xDE7B96</text:p>
          </table:table-cell>
          <table:table-cell office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>
            <text:p>0xDE787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561DB0</text:p>
          </table:table-cell>
          <table:table-cell office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>
            <text:p>0055A2B0</text:p>
          </table:table-cell>
          <table:table-cell office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2">
          <table:table-cell table:style-name="ce20" table:number-columns-repeated="2"/>
          <table:table-cell table:number-columns-repeated="1022"/>
        </table:table-row>
        <table:table-row table:style-name="ro3">
          <table:table-cell table:style-name="ce20" office:value-type="string">
            <text:p>#### - Currently active main menu option</text:p>
          </table:table-cell>
          <table:table-cell table:style-name="ce20"/>
          <table:table-cell table:number-columns-repeated="1022"/>
        </table:table-row>
        <table:table-row table:style-name="ro3">
          <table:table-cell table:style-name="ce15" office:value-type="string">
            <text:p>00C77D04 - Reads abov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C77681 - reads above when a is pressed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8 = 3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C77E7F cmp butt press to 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5 07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4 07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14 = 2</text:p>
          </table:table-cell>
          <table:table-cell table:number-columns-repeated="1023"/>
        </table:table-row>
        <table:table-row table:style-name="ro3" table:number-rows-repeated="4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#### - Currently selected save slot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AA929 - Reads above</text:p>
          </table:table-cell>
          <table:table-cell table:number-columns-repeated="1023"/>
        </table:table-row>
        <table:table-row table:style-name="ro3" table:number-rows-repeated="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AA92F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3 87 08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2 00 00 00 90</text:p>
          </table:table-cell>
          <table:table-cell table:number-columns-repeated="1023"/>
        </table:table-row>
        <table:table-row table:style-name="ro3" table:number-rows-repeated="6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13786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darksouls.exe+F786d0 - contains menu relevant stuff</text:p>
          </table:table-cell>
          <table:table-cell table:number-columns-repeated="1023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2BD43 - reads map part visible byt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2D5B6 - reads brightness flag of map pieces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[1383cd0]+17c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C9D0FF4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c9d9670+8]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4efeff8 = name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m2000B2_000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c14a40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float" office:value="10">
            <text:p>10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11">
            <text:p>11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 textures</text:p>
          </table:table-cell>
          <table:table-cell table:number-columns-repeated="1021"/>
        </table:table-row>
        <table:table-row table:style-name="ro3">
          <table:table-cell table:style-name="ce15" office:value-type="float" office:value="14">
            <text:p>14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35">
            <text:p>35</text:p>
          </table:table-cell>
          <table:table-cell table:style-name="ce15" office:value-type="string">
            <text:p>bytearra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2x</text:p>
          </table:table-cell>
          <table:table-cell table:style-name="ce15" office:value-type="string">
            <text:p>shadowed</text:p>
          </table:table-cell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x4</text:p>
          </table:table-cell>
          <table:table-cell table:style-name="ce15" office:value-type="string">
            <text:p>Bright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float" office:value="108">
            <text:p>10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VisibleForDebug</text:p>
          </table:table-cell>
          <table:table-cell table:number-columns-repeated="1021"/>
        </table:table-row>
        <table:table-row table:style-name="ro3">
          <table:table-cell table:style-name="ce15" office:value-type="float" office:value="114">
            <text:p>11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rightness</text:p>
          </table:table-cell>
          <table:table-cell table:number-columns-repeated="1021"/>
        </table:table-row>
        <table:table-row table:style-name="ro3">
          <table:table-cell table:style-name="ce15" office:value-type="float" office:value="120">
            <text:p>12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R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4">
            <text:p>12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G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8">
            <text:p>12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 val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-----------------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Finding charptrs from entity IDs: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[0x137D644]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B9A28F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if (+70 &gt; 0)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[+74] B9A2CE8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2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[+54] 6FF6250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2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result = 6FF6250 +8 * 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----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3 = 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4 = 0x4F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5 = 6ff625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6 = (v4 + v3) &gt;&gt; 1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6 = 0x27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7 = 6ff6250 + 8 &amp; 0x27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7 = 6ff6388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<text:s/>[] = 101050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if 1020166 &lt; 101050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else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v3 = v6 + 1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v3 = 0x2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6 = 0x3B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10">
          <table:table-cell table:style-name="ce15" table:number-columns-repeated="3"/>
          <table:table-cell table:number-columns-repeated="1021"/>
        </table:table-row>
        <table:table-row table:style-name="ro3" table:number-rows-repeated="10470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2"/>
          <table:table-cell office:value-type="string">
            <text:p>0xD65E2C</text:p>
          </table:table-cell>
          <table:table-cell office:value-type="string">
            <text:p>0xD65E34</text:p>
          </table:table-cell>
          <table:table-cell table:number-columns-repeated="2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2"/>
          <table:table-cell office:value-type="string">
            <text:p>0xD663A4</text:p>
          </table:table-cell>
          <table:table-cell office:value-type="string">
            <text:p>0xD663B0</text:p>
          </table:table-cell>
          <table:table-cell table:number-columns-repeated="2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2">2017-09-22</text:date>, <text:time>15:1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9-22T15:14:31.49</dc:date>
    <meta:editing-duration>P16DT12H30M10S</meta:editing-duration>
    <meta:editing-cycles>587</meta:editing-cycles>
    <meta:generator>OpenOffice/4.1.1$Win32 OpenOffice.org_project/411m6$Build-9775</meta:generator>
    <meta:document-statistic meta:table-count="12" meta:cell-count="4415" meta:object-count="0"/>
  </office:meta>
</office:document-meta>
</file>